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nux Libertine O" svg:font-family="Linux Libertine O" style:font-family-generic="system"/>
    <style:font-face style:name="宋体" svg:font-family="宋体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system"/>
    <style:font-face style:name="OpenSymbol" style:font-charset="x-symbol" svg:font-family="OpenSymbol" style:font-family-generic="system"/>
    <style:font-face style:name="Avenir Next Demi Bold" svg:font-family="Avenir Next Demi Bold" style:font-family-generic="system"/>
    <style:font-face style:name="Avenir Next Ultra Light" svg:font-family="Avenir Next Ultra Light" style:font-family-generic="system"/>
    <style:font-face style:name="Avenir Next" svg:font-family="Avenir Next" style:font-family-generic="system"/>
    <style:font-face style:name="Ubuntu Mono" svg:font-family="Ubuntu Mono" style:font-family-generic="system"/>
    <style:font-face style:name="Webdings" style:font-charset="x-symbol" svg:font-family="Webdings" style:font-family-generic="roman" style:font-pitch="variable" svg:panose-1="5 3 1 2 1 5 9 6 7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list-style-name="LFO2" style:family="paragraph"/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style:font-name="Ubuntu Mono"/>
    </style:style>
    <style:style style:name="T15" style:parent-style-name="DefaultParagraphFont" style:family="text">
      <style:text-properties style:font-name="Ubuntu Mono"/>
    </style:style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T18" style:parent-style-name="DefaultParagraphFont" style:family="text">
      <style:text-properties fo:font-style="italic" style:font-style-asian="italic" style:font-style-complex="italic"/>
    </style:style>
    <style:style style:name="P19" style:parent-style-name="Standard" style:family="paragraph">
      <style:text-properties style:font-name="Ubuntu Mono"/>
    </style:style>
    <style:style style:name="P20" style:parent-style-name="Standard" style:family="paragraph">
      <style:text-properties style:font-name="Ubuntu Mono"/>
    </style:style>
    <style:style style:name="P21" style:parent-style-name="Standard" style:family="paragraph">
      <style:text-properties style:font-name="Ubuntu Mono"/>
    </style:style>
    <style:style style:name="P22" style:parent-style-name="Standard" style:family="paragraph">
      <style:text-properties style:font-name="Ubuntu Mono"/>
    </style:style>
    <style:style style:name="P23" style:parent-style-name="Standard" style:family="paragraph">
      <style:text-properties style:font-name="Ubuntu Mono"/>
    </style:style>
    <style:style style:name="P24" style:parent-style-name="Standard" style:family="paragraph">
      <style:text-properties style:font-name="Ubuntu Mono"/>
    </style:style>
    <style:style style:name="T26" style:parent-style-name="DefaultParagraphFont" style:family="text">
      <style:text-properties style:font-name="Webdings" style:font-name-asian="Webdings" style:font-name-complex="Webdings"/>
    </style:style>
    <style:style style:name="P25" style:parent-style-name="Standard" style:family="paragraph">
      <style:paragraph-properties fo:border="0.0034in solid #379BB2" fo:padding="0.0138in" style:shadow="none" fo:background-color="#A6EFE3">
        <style:drop-cap style:length="1" style:lines="2"/>
      </style:paragraph-properties>
    </style:style>
    <style:style style:name="T27" style:parent-style-name="DefaultParagraphFont" style:family="text">
      <style:text-properties style:font-name-asian="Webdings" style:font-name-complex="Webdings"/>
    </style:style>
    <style:style style:name="T28" style:parent-style-name="DefaultParagraphFont" style:family="text">
      <style:text-properties style:font-name="Ubuntu Mono" style:font-name-asian="Webdings" style:font-name-complex="Webdings"/>
    </style:style>
    <style:style style:name="T29" style:parent-style-name="DefaultParagraphFont" style:family="text">
      <style:text-properties style:font-name-asian="Webdings" style:font-name-complex="Webdings"/>
    </style:style>
    <style:style style:name="T30" style:parent-style-name="DefaultParagraphFont" style:family="text">
      <style:text-properties style:font-name="Ubuntu Mono"/>
    </style:style>
    <style:style style:name="T31" style:parent-style-name="DefaultParagraphFont" style:family="text">
      <style:text-properties style:font-name="Ubuntu Mono"/>
    </style:style>
    <style:style style:name="T32" style:parent-style-name="DefaultParagraphFont" style:family="text">
      <style:text-properties style:font-name="Ubuntu Mono"/>
    </style:style>
    <style:style style:name="T33" style:parent-style-name="DefaultParagraphFont" style:family="text">
      <style:text-properties style:font-name="Ubuntu Mono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style:font-name="Ubuntu Mono"/>
    </style:style>
    <style:style style:name="T36" style:parent-style-name="DefaultParagraphFont" style:family="text">
      <style:text-properties style:font-name="Ubuntu Mono"/>
    </style:style>
    <style:style style:name="P37" style:parent-style-name="Standard" style:family="paragraph">
      <style:paragraph-properties fo:margin-left="0.4923in">
        <style:tab-stops/>
      </style:paragraph-properties>
      <style:text-properties style:font-name="Ubuntu Mono"/>
    </style:style>
    <style:style style:name="P38" style:parent-style-name="Standard" style:family="paragraph">
      <style:paragraph-properties fo:margin-left="0.4923in">
        <style:tab-stops/>
      </style:paragraph-properties>
      <style:text-properties style:font-name="Ubuntu Mono"/>
    </style:style>
    <style:style style:name="P39" style:parent-style-name="Standard" style:family="paragraph">
      <style:paragraph-properties fo:margin-left="0.4923in">
        <style:tab-stops/>
      </style:paragraph-properties>
      <style:text-properties style:font-name="Ubuntu Mono"/>
    </style:style>
    <style:style style:name="P40" style:parent-style-name="Standard" style:family="paragraph">
      <style:paragraph-properties fo:margin-left="0.4923in">
        <style:tab-stops/>
      </style:paragraph-properties>
      <style:text-properties style:font-name="Ubuntu Mono"/>
    </style:style>
    <style:style style:name="P41" style:parent-style-name="Standard" style:family="paragraph">
      <style:paragraph-properties fo:margin-left="0.4923in">
        <style:tab-stops/>
      </style:paragraph-properties>
      <style:text-properties style:font-name="Ubuntu Mono"/>
    </style:style>
    <style:style style:name="P42" style:parent-style-name="Standard" style:family="paragraph">
      <style:paragraph-properties fo:margin-left="0.4923in">
        <style:tab-stops/>
      </style:paragraph-properties>
      <style:text-properties style:font-name="Ubuntu Mono"/>
    </style:style>
    <style:style style:name="P43" style:parent-style-name="Standard" style:family="paragraph">
      <style:paragraph-properties fo:margin-left="0.4923in">
        <style:tab-stops/>
      </style:paragraph-properties>
      <style:text-properties style:font-name="Ubuntu Mono"/>
    </style:style>
    <style:style style:name="P44" style:parent-style-name="Standard" style:family="paragraph">
      <style:paragraph-properties fo:margin-left="0.4923in">
        <style:tab-stops/>
      </style:paragraph-properties>
      <style:text-properties style:font-name="Ubuntu Mono"/>
    </style:style>
    <style:style style:name="P45" style:parent-style-name="Standard" style:family="paragraph">
      <style:paragraph-properties fo:margin-left="0.4923in">
        <style:tab-stops/>
      </style:paragraph-properties>
      <style:text-properties style:font-name="Ubuntu Mono"/>
    </style:style>
    <style:style style:name="P46" style:parent-style-name="Standard" style:family="paragraph">
      <style:paragraph-properties fo:break-before="page" fo:line-height="180%"/>
      <style:text-properties style:font-name="Ubuntu Mono" fo:font-size="16pt" style:font-size-asian="16pt" style:font-size-complex="16pt"/>
    </style:style>
    <style:style style:name="P47" style:parent-style-name="Standard" style:family="paragraph">
      <style:paragraph-properties fo:line-height="180%"/>
    </style:style>
    <style:style style:name="T48" style:parent-style-name="DefaultParagraphFont" style:family="text">
      <style:text-properties style:font-name="Ubuntu Mono" style:font-name-asian="Linux Libertine O" style:font-name-complex="Linux Libertine O" fo:font-size="16pt" style:font-size-asian="16pt" style:font-size-complex="16pt"/>
    </style:style>
    <style:style style:name="T49" style:parent-style-name="DefaultParagraphFont" style:family="text">
      <style:text-properties style:font-name-asian="Linux Libertine O" style:font-name-complex="Linux Libertine O" fo:font-size="16pt" style:font-size-asian="16pt" style:font-size-complex="16pt"/>
    </style:style>
    <style:style style:name="T50" style:parent-style-name="DefaultParagraphFont" style:family="text">
      <style:text-properties style:font-name="Ubuntu Mono" fo:font-size="16pt" style:font-size-asian="16pt" style:font-size-complex="16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="Ubuntu Mono" fo:font-size="16pt" style:font-size-asian="16pt" style:font-size-complex="16pt"/>
    </style:style>
    <style:style style:name="P52" style:parent-style-name="Standard" style:family="paragraph">
      <style:paragraph-properties fo:line-height="180%"/>
    </style:style>
    <style:style style:name="T53" style:parent-style-name="DefaultParagraphFont" style:family="text">
      <style:text-properties style:font-name="Ubuntu Mono" fo:font-size="16pt" style:font-size-asian="16pt" style:font-size-complex="16pt"/>
    </style:style>
    <style:style style:name="T54" style:parent-style-name="DefaultParagraphFont" style:family="text">
      <style:text-properties style:font-name-asian="Linux Libertine O" style:font-name-complex="Linux Libertine O" fo:font-size="16pt" style:font-size-asian="16pt" style:font-size-complex="16pt"/>
    </style:style>
    <style:style style:name="T55" style:parent-style-name="DefaultParagraphFont" style:family="text">
      <style:text-properties style:font-name="Ubuntu Mono" fo:font-size="16pt" style:font-size-asian="16pt" style:font-size-complex="16pt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="Ubuntu Mono" fo:font-size="16pt" style:font-size-asian="16pt" style:font-size-complex="16pt"/>
    </style:style>
    <style:style style:name="T57" style:parent-style-name="DefaultParagraphFont" style:family="text">
      <style:text-properties style:font-name="Ubuntu Mono" fo:font-size="16pt" style:font-size-asian="16pt" style:font-size-complex="16pt"/>
    </style:style>
    <style:style style:name="P58" style:parent-style-name="Standard" style:family="paragraph">
      <style:paragraph-properties fo:line-height="180%"/>
    </style:style>
    <style:style style:name="T59" style:parent-style-name="DefaultParagraphFont" style:family="text">
      <style:text-properties style:font-name-asian="Linux Libertine O" style:font-name-complex="Linux Libertine O" fo:font-size="16pt" style:font-size-asian="16pt" style:font-size-complex="16pt"/>
    </style:style>
    <style:style style:name="T60" style:parent-style-name="DefaultParagraphFont" style:family="text">
      <style:text-properties style:font-name="Ubuntu Mono" fo:font-size="16pt" style:font-size-asian="16pt" style:font-size-complex="16pt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="Ubuntu Mono" fo:font-size="16pt" style:font-size-asian="16pt" style:font-size-complex="16pt"/>
    </style:style>
    <style:style style:name="T62" style:parent-style-name="DefaultParagraphFont" style:family="text">
      <style:text-properties style:font-name="Ubuntu Mono" fo:font-size="16pt" style:font-size-asian="16pt" style:font-size-complex="16pt"/>
    </style:style>
    <style:style style:name="P63" style:parent-style-name="Standard" style:family="paragraph">
      <style:paragraph-properties fo:line-height="180%"/>
      <style:text-properties style:font-name="Ubuntu Mono" fo:font-size="16pt" style:font-size-asian="16pt" style:font-size-complex="16pt"/>
    </style:style>
    <style:style style:name="P64" style:parent-style-name="Standard" style:family="paragraph">
      <style:paragraph-properties fo:line-height="180%"/>
      <style:text-properties style:font-name="Ubuntu Mono" fo:font-size="16pt" style:font-size-asian="16pt" style:font-size-complex="16pt"/>
    </style:style>
    <style:style style:name="P65" style:parent-style-name="Standard" style:family="paragraph">
      <style:paragraph-properties fo:line-height="180%"/>
    </style:style>
    <style:style style:name="T66" style:parent-style-name="DefaultParagraphFont" style:family="text">
      <style:text-properties style:font-name="Ubuntu Mono" fo:font-size="16pt" style:font-size-asian="16pt" style:font-size-complex="16pt"/>
    </style:style>
    <style:style style:name="T67" style:parent-style-name="DefaultParagraphFont" style:family="text">
      <style:text-properties style:font-name-asian="Linux Libertine O" style:font-name-complex="Linux Libertine O" fo:font-size="16pt" style:font-size-asian="16pt" style:font-size-complex="16pt"/>
    </style:style>
    <style:style style:name="T68" style:parent-style-name="DefaultParagraphFont" style:family="text">
      <style:text-properties style:font-name="Ubuntu Mono" fo:font-size="16pt" style:font-size-asian="16pt" style:font-size-complex="16pt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font-name="Ubuntu Mono" fo:font-size="16pt" style:font-size-asian="16pt" style:font-size-complex="16pt"/>
    </style:style>
    <style:style style:name="P70" style:parent-style-name="Standard" style:family="paragraph">
      <style:paragraph-properties fo:line-height="180%"/>
    </style:style>
    <style:style style:name="T71" style:parent-style-name="DefaultParagraphFont" style:family="text">
      <style:text-properties style:font-name="Ubuntu Mono" fo:font-size="16pt" style:font-size-asian="16pt" style:font-size-complex="16pt"/>
    </style:style>
    <style:style style:name="T72" style:parent-style-name="DefaultParagraphFont" style:family="text">
      <style:text-properties style:font-name-asian="Linux Libertine O" style:font-name-complex="Linux Libertine O" fo:font-size="16pt" style:font-size-asian="16pt" style:font-size-complex="16pt"/>
    </style:style>
    <style:style style:name="T73" style:parent-style-name="DefaultParagraphFont" style:family="text">
      <style:text-properties style:font-name="Ubuntu Mono" fo:font-size="16pt" style:font-size-asian="16pt" style:font-size-complex="16pt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Ubuntu Mono" fo:font-size="16pt" style:font-size-asian="16pt" style:font-size-complex="16pt"/>
    </style:style>
    <style:style style:name="P75" style:parent-style-name="Standard" style:family="paragraph">
      <style:paragraph-properties fo:line-height="180%"/>
      <style:text-properties style:font-name="Ubuntu Mono" fo:font-size="16pt" style:font-size-asian="16pt" style:font-size-complex="16pt"/>
    </style:style>
    <style:style style:name="P76" style:parent-style-name="Standard" style:family="paragraph">
      <style:paragraph-properties fo:line-height="180%"/>
    </style:style>
    <style:style style:name="T77" style:parent-style-name="DefaultParagraphFont" style:family="text">
      <style:text-properties style:font-name="Ubuntu Mono" fo:font-size="16pt" style:font-size-asian="16pt" style:font-size-complex="16pt"/>
    </style:style>
    <style:style style:name="T78" style:parent-style-name="DefaultParagraphFont" style:family="text">
      <style:text-properties style:font-name-asian="Linux Libertine O" style:font-name-complex="Linux Libertine O" fo:font-size="16pt" style:font-size-asian="16pt" style:font-size-complex="16pt"/>
    </style:style>
    <style:style style:name="T79" style:parent-style-name="DefaultParagraphFont" style:family="text">
      <style:text-properties style:font-name="Ubuntu Mono" fo:font-size="16pt" style:font-size-asian="16pt" style:font-size-complex="16pt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="Ubuntu Mono" fo:font-size="16pt" style:font-size-asian="16pt" style:font-size-complex="16pt"/>
    </style:style>
    <style:style style:name="P81" style:parent-style-name="Standard" style:family="paragraph">
      <style:paragraph-properties fo:line-height="180%"/>
      <style:text-properties style:font-name="Ubuntu Mono" fo:font-size="16pt" style:font-size-asian="16pt" style:font-size-complex="16pt"/>
    </style:style>
    <style:style style:name="P82" style:parent-style-name="Standard" style:family="paragraph">
      <style:paragraph-properties fo:line-height="180%"/>
    </style:style>
    <style:style style:name="T83" style:parent-style-name="DefaultParagraphFont" style:family="text">
      <style:text-properties style:font-name="Ubuntu Mono" fo:font-size="16pt" style:font-size-asian="16pt" style:font-size-complex="16pt"/>
    </style:style>
    <style:style style:name="T84" style:parent-style-name="DefaultParagraphFont" style:family="text">
      <style:text-properties style:font-name-asian="Linux Libertine O" style:font-name-complex="Linux Libertine O" fo:font-size="16pt" style:font-size-asian="16pt" style:font-size-complex="16pt"/>
    </style:style>
    <style:style style:name="T85" style:parent-style-name="DefaultParagraphFont" style:family="text">
      <style:text-properties style:font-name="Ubuntu Mono" fo:font-size="16pt" style:font-size-asian="16pt" style:font-size-complex="16pt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="Ubuntu Mono" fo:font-size="16pt" style:font-size-asian="16pt" style:font-size-complex="16pt" style:text-underline-type="single" style:text-underline-style="solid" style:text-underline-width="auto" style:text-underline-mode="continuous"/>
    </style:style>
    <style:style style:name="P87" style:parent-style-name="Standard" style:family="paragraph">
      <style:paragraph-properties fo:line-height="180%"/>
      <style:text-properties style:font-name="Ubuntu Mono" fo:font-size="16pt" style:font-size-asian="16pt" style:font-size-complex="16pt"/>
    </style:style>
    <style:style style:name="P88" style:parent-style-name="Standard" style:family="paragraph">
      <style:paragraph-properties fo:line-height="180%"/>
    </style:style>
    <style:style style:name="T89" style:parent-style-name="DefaultParagraphFont" style:family="text">
      <style:text-properties style:font-name="Ubuntu Mono" fo:font-size="16pt" style:font-size-asian="16pt" style:font-size-complex="16pt"/>
    </style:style>
    <style:style style:name="T90" style:parent-style-name="DefaultParagraphFont" style:family="text">
      <style:text-properties style:font-name-asian="Linux Libertine O" style:font-name-complex="Linux Libertine O" fo:font-size="16pt" style:font-size-asian="16pt" style:font-size-complex="16pt"/>
    </style:style>
    <style:style style:name="T91" style:parent-style-name="DefaultParagraphFont" style:family="text">
      <style:text-properties style:font-name="Ubuntu Mono" fo:font-size="16pt" style:font-size-asian="16pt" style:font-size-complex="16pt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style:font-name="Ubuntu Mono" style:font-name-asian="Linux Libertine O" style:font-name-complex="Linux Libertine O" fo:font-size="16pt" style:font-size-asian="16pt" style:font-size-complex="16pt" style:text-underline-type="single" style:text-underline-style="solid" style:text-underline-width="auto" style:text-underline-mode="continuous"/>
    </style:style>
    <style:style style:name="P93" style:parent-style-name="Standard" style:family="paragraph">
      <style:paragraph-properties fo:line-height="180%"/>
      <style:text-properties style:font-name="Ubuntu Mono" fo:font-size="16pt" style:font-size-asian="16pt" style:font-size-complex="16pt"/>
    </style:style>
    <style:style style:name="P94" style:parent-style-name="Standard" style:family="paragraph">
      <style:paragraph-properties fo:line-height="180%"/>
      <style:text-properties style:font-name="Ubuntu Mono" fo:font-size="16pt" style:font-size-asian="16pt" style:font-size-complex="16pt"/>
    </style:style>
    <style:style style:name="P95" style:parent-style-name="Standard" style:family="paragraph">
      <style:paragraph-properties fo:line-height="180%"/>
      <style:text-properties style:font-name="Ubuntu Mono" fo:font-size="16pt" style:font-size-asian="16pt" style:font-size-complex="16pt"/>
    </style:style>
    <style:style style:name="P96" style:parent-style-name="Standard" style:family="paragraph">
      <style:paragraph-properties fo:line-height="180%"/>
    </style:style>
    <style:style style:name="T97" style:parent-style-name="DefaultParagraphFont" style:family="text">
      <style:text-properties style:font-name="Ubuntu Mono" fo:font-size="16pt" style:font-size-asian="16pt" style:font-size-complex="16pt"/>
    </style:style>
    <style:style style:name="T98" style:parent-style-name="DefaultParagraphFont" style:family="text">
      <style:text-properties style:font-name="Ubuntu Mono" fo:font-size="16pt" style:font-size-asian="16pt" style:font-size-complex="16pt"/>
    </style:style>
    <style:style style:name="T99" style:parent-style-name="DefaultParagraphFont" style:family="text">
      <style:text-properties style:font-name="Ubuntu Mono" fo:font-size="16pt" style:font-size-asian="16pt" style:font-size-complex="16pt"/>
    </style:style>
    <style:style style:name="T100" style:parent-style-name="DefaultParagraphFont" style:family="text">
      <style:text-properties style:font-name="Ubuntu Mono" fo:font-size="16pt" style:font-size-asian="16pt" style:font-size-complex="16pt"/>
    </style:style>
    <style:style style:name="T101" style:parent-style-name="DefaultParagraphFont" style:family="text">
      <style:text-properties style:font-name="Ubuntu Mono" fo:font-size="16pt" style:font-size-asian="16pt" style:font-size-complex="16pt"/>
    </style:style>
  </office:automatic-styles>
  <office:body>
    <office:text text:use-soft-page-breaks="true">
      <text:p text:style-name="P1"><text:span text:style-name="T5">Name:________________________________</text:span><text:span text:style-name="T6"><text:tab/>Section:</text:span><text:span text:style-name="T7">_ <text:s text:c="11"/></text:span><text:span text:style-name="T8">____</text:span></text:p>
      <text:p text:style-name="P9">Objectives</text:p>
      <text:list text:style-name="LFO1" text:continue-numbering="true">
        <text:list-item>
          <text:p text:style-name="P10">Load data<text:s/>from a file.</text:p>
        </text:list-item>
      </text:list>
      <text:p text:style-name="Standard"/>
      <text:p text:style-name="P11"><text:s/>A Common Workflow</text:p>
      <text:p text:style-name="Standard"><text:s/>A program that we write is like machine that takes one set of<text:s/>inputs and transforms them into a set of outputs, whether as text<text:s/>data, file manipulations, or raw binary data in memory. <text:s/>But how do<text:s/>we make data available for other programs, and how do we load<text:s/>data sets?</text:p>
      <text:p text:style-name="Standard"><text:s/></text:p>
      <text:p text:style-name="Standard"><text:s/>The basic process we will always follow is simple:</text:p>
      <text:list text:style-name="LFO2" text:continue-numbering="true">
        <text:list-item>
          <text:p text:style-name="P12">We open a file (in some<text:s/><text:span text:style-name="T13">mode</text:span>, meaning we intend either to<text:s/><text:span text:style-name="T14">r</text:span>ead from or to<text:s/><text:span text:style-name="T15">w</text:span>rite to the file).</text:p>
        </text:list-item>
        <text:list-item>
          <text:p text:style-name="P16">We carry out our read and write operations.</text:p>
        </text:list-item>
        <text:list-item>
          <text:p text:style-name="P17">We close<text:s/>the file. <text:s/><text:span text:style-name="T18">This step should not be omitted</text:span>, as forgetting to do so can lead to data loss, particularly if writing to the file.</text:p>
        </text:list-item>
      </text:list>
      <text:p text:style-name="Standard"/>
      <text:p text:style-name="P19">dataFileName = 'lists.txt'</text:p>
      <text:p text:style-name="P20">dataFile = open(dataFileName, 'r') <text:s/># open the file for `r`eading</text:p>
      <text:p text:style-name="P21">data = dataFile.read() <text:s/># `read`<text:s/>grabs all of the contents as one string</text:p>
      <text:p text:style-name="P22">or: data = dataFile.read() <text:s/># `read` grabs every line of the file and put them into a list</text:p>
      <text:p text:style-name="P23">dataFile.close()</text:p>
      <text:p text:style-name="P24">print(data)</text:p>
      <text:p text:style-name="Standard"/>
      <text:p text:style-name="Standard">This is the classic model of working with files and transfers well across all computing environments.</text:p>
      <text:p text:style-name="P25"><text:span text:style-name="T26"></text:span><text:span text:style-name="T27">An alternative way to read data from a file is to use the<text:s/></text:span><text:span text:style-name="T28">readlines</text:span><text:span text:style-name="T29"><text:s/>method, which returns the file contents as a list of strings, one for each line.</text:span></text:p>
      <text:p text:style-name="Standard"/>
      <text:p text:style-name="Standard">We will assume that we have a set of data in the file<text:s/><text:span text:style-name="T30">./data/skyscrapers.txt</text:span>. <text:s/>First, note the form of this file name—the<text:s/><text:span text:style-name="T31">.</text:span><text:s/>indicates the current directory, so<text:s/><text:span text:style-name="T32">data/</text:span><text:s/>is a subdirectory and<text:s/><text:span text:style-name="T33">skyscrapers.txt</text:span><text:s/>is the actual file name. <text:s/>This file contains the name of a skyscraper and its corresponding height in meters. <text:s/>In the first part of this exercise, you will load the data,<text:s/><text:span text:style-name="T34">tokenize</text:span><text:s/>it (split it into pieces at commas) and convert the second piece of each line into a<text:s/><text:span text:style-name="T35">float</text:span>. <text:s/>You will then sum the heights of all of the buildings together.</text:p>
      <text:p text:style-name="Standard"/>
      <text:p text:style-name="Standard">Contents of<text:s/><text:span text:style-name="T36">skyscrapers.txt</text:span>:</text:p>
      <text:p text:style-name="P37">Burj Khalifa,828</text:p>
      <text:p text:style-name="P38">Shanghai Tower,632</text:p>
      <text:p text:style-name="P39">Abraj Al-Bait Clock Tower,601</text:p>
      <text:p text:style-name="P40">Ping An Finance Centre,599</text:p>
      <text:p text:style-name="P41">Goldin Finance 117,596.5</text:p>
      <text:p text:style-name="P42">One World Trade Center,541.3</text:p>
      <text:p text:style-name="P43">CTF Finance Centre,530</text:p>
      <text:p text:style-name="P44">Taipei 101,509</text:p>
      <text:p text:style-name="P45">Shanghai World Financial Center,492</text:p>
      <text:soft-page-break/>
      <text:p text:style-name="P46">data_file_name = './data/skyscrapers.txt'</text:p>
      <text:p text:style-name="P47"><text:span text:style-name="T48">data_file =<text:s/></text:span><text:span text:style-name="T49">①</text:span><text:span text:style-name="T50">_____________________</text:span><text:span text:style-name="T51"><text:s text:c="2"/># load file</text:span></text:p>
      <text:p text:style-name="P52"><text:span text:style-name="T53">data =<text:s/></text:span><text:span text:style-name="T54">②</text:span><text:span text:style-name="T55">_____________________</text:span><text:span text:style-name="T56"><text:s/># get contents</text:span><text:span text:style-name="T57">; use readlines</text:span></text:p>
      <text:p text:style-name="P58"><text:span text:style-name="T59">③</text:span><text:span text:style-name="T60">_____________________</text:span><text:span text:style-name="T61"><text:s text:c="4"/></text:span><text:span text:style-name="T62"># close file</text:span></text:p>
      <text:p text:style-name="P63"/>
      <text:p text:style-name="P64"># process the data---loop over each line in the file</text:p>
      <text:p text:style-name="P65"><text:span text:style-name="T66">sum_heights =<text:s/></text:span><text:span text:style-name="T67">⑤</text:span><text:span text:style-name="T68">__________</text:span><text:span text:style-name="T69"><text:s/># init accumulator</text:span></text:p>
      <text:p text:style-name="P70"><text:span text:style-name="T71">for<text:s/></text:span><text:span text:style-name="T72">④</text:span><text:span text:style-name="T73">__________________</text:span><text:span text:style-name="T74">:</text:span></text:p>
      <text:p text:style-name="P75"><text:s text:c="4"/><text:s text:c="4"/># split the line in two pieces (use the `split` method)</text:p>
      <text:p text:style-name="P76"><text:span text:style-name="T77"><text:s text:c="4"/></text:span><text:span text:style-name="T78">⑥</text:span><text:span text:style-name="T79">_____________________</text:span><text:span text:style-name="T80"><text:s text:c="4"/></text:span></text:p>
      <text:p text:style-name="P81"><text:s text:c="4"/># convert the second part of the line to a<text:s/>`float`</text:p>
      <text:p text:style-name="P82"><text:span text:style-name="T83"><text:s text:c="4"/></text:span><text:span text:style-name="T84">⑦</text:span><text:span text:style-name="T85">_____________________</text:span><text:span text:style-name="T86"><text:s text:c="33"/></text:span></text:p>
      <text:p text:style-name="P87"><text:s text:c="4"/># add the height to the sum total</text:p>
      <text:p text:style-name="P88"><text:span text:style-name="T89"><text:s text:c="4"/></text:span><text:span text:style-name="T90">⑧</text:span><text:span text:style-name="T91">_____________________</text:span><text:span text:style-name="T92"><text:s text:c="32"/></text:span></text:p>
      <text:p text:style-name="P93"># now `sum_heights` should contain the result</text:p>
      <text:p text:style-name="P94">assert sum_heights ==<text:s/>5328.8 <text:s/><text:tab/># a quick test of the code above</text:p>
      <text:p text:style-name="P95"><text:s text:c="30"/><text:tab/><text:tab/><text:tab/># (you don't need to do this,</text:p>
      <text:p text:style-name="P96"><text:span text:style-name="T97"><text:s text:c="30"/></text:span><text:span text:style-name="T98"><text:tab/></text:span><text:span text:style-name="T99"><text:tab/></text:span><text:span text:style-name="T100"><text:tab/></text:span><text:span text:style-name="T101"># <text:s/>but this is how you could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nux Libertine O" svg:font-family="Linux Libertine O" style:font-family-generic="system"/>
    <style:font-face style:name="宋体" svg:font-family="宋体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system"/>
    <style:font-face style:name="OpenSymbol" style:font-charset="x-symbol" svg:font-family="OpenSymbol" style:font-family-generic="system"/>
    <style:font-face style:name="Avenir Next Demi Bold" svg:font-family="Avenir Next Demi Bold" style:font-family-generic="system"/>
    <style:font-face style:name="Avenir Next Ultra Light" svg:font-family="Avenir Next Ultra Light" style:font-family-generic="system"/>
    <style:font-face style:name="Avenir Next" svg:font-family="Avenir Next" style:font-family-generic="system"/>
    <style:font-face style:name="Ubuntu Mono" svg:font-family="Ubuntu Mono" style:font-family-generic="system"/>
    <style:font-face style:name="Webdings" style:font-charset="x-symbol" svg:font-family="Webdings" style:font-family-generic="roman" style:font-pitch="variable" svg:panose-1="5 3 1 2 1 5 9 6 7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nux Libertine O" style:font-name-asian="宋体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Helvetica Neu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asian="Linux Libertine O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Linux Libertine O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Linux Libertine O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Character_20_style" style:display-name="Character_20_styl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02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style:font-name="Avenir Next Demi Bold" fo:font-weight="bold" style:font-weight-asian="bold" fo:font-size="10.5pt" style:font-size-asian="10.5pt"/>
    </style:style>
    <style:style style:name="T3" style:parent-style-name="DefaultParagraphFont" style:family="text">
      <style:text-properties style:font-name="Avenir Next Ultra Light" fo:font-size="10.5pt" style:font-size-asian="10.5pt"/>
    </style:style>
    <style:style style:name="T4" style:parent-style-name="DefaultParagraphFont" style:family="text">
      <style:text-properties style:font-name="Avenir Next"/>
    </style:style>
  </office:automatic-styles>
  <office:master-styles>
    <style:master-page style:name="MP0" style:page-layout-name="PL0">
      <style:header>
        <text:p text:style-name="Header"><text:span text:style-name="T2">CS</text:span><text:span text:style-name="T3">101</text:span><text:tab/><text:tab/><text:span text:style-name="T4">lab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al Davis</meta:initial-creator>
    <dc:creator>zicheng</dc:creator>
    <meta:creation-date>2016-06-28T10:46:00Z</meta:creation-date>
    <dc:date>2016-11-02T08:43:00Z</dc:date>
    <meta:print-date>2016-11-02T08:42:00Z</meta:print-date>
    <meta:template xlink:href="Normal.dotm" xlink:type="simple"/>
    <meta:editing-cycles>40</meta:editing-cycles>
    <meta:editing-duration>PT171300S</meta:editing-duration>
    <meta:document-statistic meta:page-count="2" meta:paragraph-count="5" meta:word-count="433" meta:character-count="2901" meta:row-count="20" meta:non-whitespace-character-count="2473"/>
  </office:meta>
</office:document-meta>
</file>